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fill-color="#ffffff" fo:min-height="3.256cm"/>
    </style:style>
    <style:style style:name="pr2" style:family="presentation" style:parent-style-name="lyt-rededges-outline1">
      <style:graphic-properties draw:fill-color="#ffffff" fo:min-height="10.336cm"/>
    </style:style>
    <style:style style:name="pr3" style:family="presentation" style:parent-style-name="lyt-rededges-notes">
      <style:graphic-properties draw:fill-color="#ffffff" draw:auto-grow-height="true" fo:min-height="13.365cm"/>
    </style:style>
    <style:style style:name="pr4" style:family="presentation" style:parent-style-name="lyt-rededges-title">
      <style:graphic-properties fo:min-height="3.256cm"/>
    </style:style>
    <style:style style:name="pr5" style:family="presentation" style:parent-style-name="lyt-rededges-outline1">
      <style:graphic-properties fo:min-height="10.336cm"/>
    </style:style>
    <style:style style:name="pr6" style:family="presentation" style:parent-style-name="lyt-rededges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7.099cm" svg:height="5.209cm" svg:x="6.401cm" svg:y="5.791cm" presentation:class="title" presentation:user-transformed="true">
          <draw:text-box>
            <text:p>Processador de Texto – Processamento e Edição</text:p>
          </draw:text-box>
        </draw:frame>
        <draw:frame presentation:style-name="pr2" draw:text-style-name="P2" draw:layer="layout" svg:width="21.599cm" svg:height="10.336cm" svg:x="5.5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Objectivos</text:p>
          </draw:text-box>
        </draw:frame>
        <draw:frame presentation:style-name="pr5" draw:layer="layout" svg:width="21.599cm" svg:height="11.954cm" svg:x="5.5cm" svg:y="4.5cm" presentation:class="outline" presentation:user-transformed="true">
          <draw:text-box>
            <text:p>Os formandos deverão ser capazes de reconhecer as opções de formatação e formatar textos correctamente</text:p>
            <text:p>Especificamente, os formandos:</text:p>
            <text:list text:style-name="L2">
              <text:list-item>
                <text:list>
                  <text:list-item>
                    <text:p>Deverão ser capazes de aplicar aos textos fornecidos a formatação indicada;</text:p>
                  </text:list-item>
                  <text:list-item>
                    <text:p>Deverão ser conhecer os diferentes tipos de processadores de tex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cm" svg:y="6.244cm" presentation:class="title" presentation:user-transformed="true">
          <draw:text-box>
            <text:p>O que sabe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Activida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Tabela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8" xlink:href="Pictures/1000000000000320000002589EFEFDE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11.676cm" svg:y="18.6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876cm" svg:y="18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Red Noise Shapes</dc:title>
    <dc:description>Presentation Layout Template</dc:description>
    <meta:creation-date>2009-10-25T19:34:41</meta:creation-date>
    <dc:language>en-US</dc:language>
    <meta:editing-cycles>11</meta:editing-cycles>
    <meta:editing-duration>PT01H58M55S</meta:editing-duration>
    <dc:date>2009-10-29T19:01:31</dc:date>
    <meta:document-statistic meta:object-count="41"/>
    <meta:user-defined meta:name="Info 1"/>
    <meta:user-defined meta:name="Info 2"/>
    <meta:user-defined meta:name="Info 3"/>
    <meta:user-defined meta:name="Info 4"/>
    <meta:template xlink:type="simple" xlink:actuate="onRequest" xlink:title="Red Noise Shapes" xlink:href="/Applications/OpenOffice.org.app/Contents/basis-link/share/template/en-US/layout/lyt-rededges.otp"/>
  </office:meta>
</office:document-meta>
</file>